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GL/glut.h&gt;</text:p>
      <text:p text:style-name="Standard">#include&lt;stdlib.h&gt;</text:p>
      <text:p text:style-name="Standard">#include&lt;iostream&gt;</text:p>
      <text:p text:style-name="Standard">using namespace std;</text:p>
      <text:p text:style-name="Standard"/>
      <text:p text:style-name="Standard">float X1,X2,Y1,Y2;</text:p>
      <text:p text:style-name="Standard">float x,y,length,dx,dy,xin,yin,e;</text:p>
      <text:p text:style-name="Standard">int i;</text:p>
      <text:p text:style-name="Standard"/>
      <text:p text:style-name="Standard"/>
      <text:p text:style-name="Standard">void simpleline()</text:p>
      <text:p text:style-name="Standard">{</text:p>
      <text:p text:style-name="Standard"><text:tab/>cout&lt;&lt;"Enter the starting coordintes :";</text:p>
      <text:p text:style-name="Standard"><text:tab/>cin&gt;&gt;X1;</text:p>
      <text:p text:style-name="Standard"><text:tab/>cin&gt;&gt;Y1;</text:p>
      <text:p text:style-name="Standard"><text:tab/>cout&lt;&lt;"Enter the ending coordinates :";</text:p>
      <text:p text:style-name="Standard"><text:tab/>cin&gt;&gt;X2;</text:p>
      <text:p text:style-name="Standard"><text:tab/>cin&gt;&gt;Y2;</text:p>
      <text:p text:style-name="Standard"><text:tab/></text:p>
      <text:p text:style-name="Standard"><text:tab/>dx=X2-X1;</text:p>
      <text:p text:style-name="Standard"><text:tab/>dy=Y2-Y1;</text:p>
      <text:p text:style-name="Standard"><text:tab/></text:p>
      <text:p text:style-name="Standard"><text:tab/>x=X1;</text:p>
      <text:p text:style-name="Standard"><text:tab/>y=Y1;</text:p>
      <text:p text:style-name="Standard"><text:tab/></text:p>
      <text:p text:style-name="Standard"><text:tab/>glClear(GL_COLOR_BUFFER_BIT);</text:p>
      <text:p text:style-name="Standard"><text:tab/>glColor3f(1.0,0.0,0.0);</text:p>
      <text:p text:style-name="Standard"><text:tab/></text:p>
      <text:p text:style-name="Standard"><text:tab/>glBegin(GL_POINTS);</text:p>
      <text:p text:style-name="Standard"><text:tab/>glVertex2i(x,y);</text:p>
      <text:p text:style-name="Standard"><text:tab/></text:p>
      <text:p text:style-name="Standard"><text:tab/>e=2*dy-dx;</text:p>
      <text:p text:style-name="Standard"><text:tab/></text:p>
      <text:p text:style-name="Standard"><text:tab/>for(i=1;i&lt;=dx;i++)</text:p>
      <text:p text:style-name="Standard"><text:tab/>{</text:p>
      <text:p text:style-name="Standard"><text:tab/><text:tab/>while(e&gt;=0)</text:p>
      <text:p text:style-name="Standard"><text:tab/><text:tab/>{</text:p>
      <text:p text:style-name="Standard"><text:tab/><text:tab/><text:tab/>y=y+1;</text:p>
      <text:p text:style-name="Standard"><text:tab/><text:tab/><text:tab/>e=e-2*dx;</text:p>
      <text:p text:style-name="Standard"><text:tab/><text:tab/>}</text:p>
      <text:p text:style-name="Standard"><text:tab/><text:tab/>x=x+1;</text:p>
      <text:p text:style-name="Standard"><text:tab/><text:tab/>e=e+2*dy;</text:p>
      <text:p text:style-name="Standard"><text:tab/><text:tab/></text:p>
      <text:p text:style-name="Standard"><text:tab/><text:tab/>glBegin(GL_POINTS);</text:p>
      <text:p text:style-name="Standard"><text:tab/><text:tab/>glVertex2i(x,y);</text:p>
      <text:p text:style-name="Standard"><text:tab/>}</text:p>
      <text:p text:style-name="Standard"><text:tab/>glEnd();</text:p>
      <text:p text:style-name="Standard"><text:tab/>glFlush();</text:p>
      <text:p text:style-name="Standard">}</text:p>
      <text:p text:style-name="Standard"/>
      <text:p text:style-name="Standard">void dottedline()</text:p>
      <text:p text:style-name="Standard">{</text:p>
      <text:p text:style-name="Standard"><text:soft-page-break/><text:tab/>cout&lt;&lt;"Enter the starting coordintes :";</text:p>
      <text:p text:style-name="Standard"><text:tab/>cin&gt;&gt;X1;</text:p>
      <text:p text:style-name="Standard"><text:tab/>cin&gt;&gt;Y1;</text:p>
      <text:p text:style-name="Standard"><text:tab/>cout&lt;&lt;"Enter the ending coordinates :";</text:p>
      <text:p text:style-name="Standard"><text:tab/>cin&gt;&gt;X2;</text:p>
      <text:p text:style-name="Standard"><text:tab/>cin&gt;&gt;Y2;</text:p>
      <text:p text:style-name="Standard"><text:tab/></text:p>
      <text:p text:style-name="Standard"><text:tab/>dx=X2-X1;</text:p>
      <text:p text:style-name="Standard"><text:tab/>dy=Y2-Y1;</text:p>
      <text:p text:style-name="Standard"><text:tab/></text:p>
      <text:p text:style-name="Standard"><text:tab/>x=X1;</text:p>
      <text:p text:style-name="Standard"><text:tab/>y=Y1;</text:p>
      <text:p text:style-name="Standard"><text:tab/></text:p>
      <text:p text:style-name="Standard"><text:tab/>glClear(GL_COLOR_BUFFER_BIT);</text:p>
      <text:p text:style-name="Standard"><text:tab/>glColor3f(1.0,0.0,0.0);</text:p>
      <text:p text:style-name="Standard"><text:tab/></text:p>
      <text:p text:style-name="Standard"><text:tab/>glBegin(GL_POINTS);</text:p>
      <text:p text:style-name="Standard"><text:tab/>glVertex2i(x,y);</text:p>
      <text:p text:style-name="Standard"><text:tab/></text:p>
      <text:p text:style-name="Standard"><text:tab/>e=2*dy-dx;</text:p>
      <text:p text:style-name="Standard"><text:tab/></text:p>
      <text:p text:style-name="Standard"><text:tab/>for(i=1;i&lt;=dx;i++)</text:p>
      <text:p text:style-name="Standard"><text:tab/>{</text:p>
      <text:p text:style-name="Standard"><text:tab/><text:tab/>while(e&gt;=0)</text:p>
      <text:p text:style-name="Standard"><text:tab/><text:tab/>{</text:p>
      <text:p text:style-name="Standard"><text:tab/><text:tab/><text:tab/>y=y+1;</text:p>
      <text:p text:style-name="Standard"><text:tab/><text:tab/><text:tab/>e=e-2*dx;</text:p>
      <text:p text:style-name="Standard"><text:tab/><text:tab/>}</text:p>
      <text:p text:style-name="Standard"><text:tab/><text:tab/>x=x+1;</text:p>
      <text:p text:style-name="Standard"><text:tab/><text:tab/>e=e+2*dy;</text:p>
      <text:p text:style-name="Standard"><text:tab/><text:tab/>if(i%2==0)</text:p>
      <text:p text:style-name="Standard"><text:tab/><text:tab/>{</text:p>
      <text:p text:style-name="Standard"><text:tab/><text:tab/>glBegin(GL_POINTS);</text:p>
      <text:p text:style-name="Standard"><text:tab/><text:tab/>glVertex2i(x,y);</text:p>
      <text:p text:style-name="Standard"><text:tab/><text:tab/>}</text:p>
      <text:p text:style-name="Standard"><text:tab/>}</text:p>
      <text:p text:style-name="Standard"><text:tab/>glEnd();</text:p>
      <text:p text:style-name="Standard"><text:tab/>glFlush();</text:p>
      <text:p text:style-name="Standard">}</text:p>
      <text:p text:style-name="Standard"/>
      <text:p text:style-name="Standard">void dashedline()</text:p>
      <text:p text:style-name="Standard">{</text:p>
      <text:p text:style-name="Standard"><text:tab/>cout&lt;&lt;"Enter the starting coordintes :";</text:p>
      <text:p text:style-name="Standard"><text:tab/>cin&gt;&gt;X1;</text:p>
      <text:p text:style-name="Standard"><text:tab/>cin&gt;&gt;Y1;</text:p>
      <text:p text:style-name="Standard"><text:tab/>cout&lt;&lt;"Enter the ending coordinates :";</text:p>
      <text:p text:style-name="Standard"><text:tab/>cin&gt;&gt;X2;</text:p>
      <text:p text:style-name="Standard"><text:tab/>cin&gt;&gt;Y2;</text:p>
      <text:p text:style-name="Standard"><text:tab/></text:p>
      <text:p text:style-name="Standard"><text:tab/>dx=X2-X1;</text:p>
      <text:p text:style-name="Standard"><text:tab/>dy=Y2-Y1;</text:p>
      <text:p text:style-name="Standard"><text:tab/></text:p>
      <text:p text:style-name="Standard"><text:soft-page-break/><text:tab/>x=X1;</text:p>
      <text:p text:style-name="Standard"><text:tab/>y=Y1;</text:p>
      <text:p text:style-name="Standard"><text:tab/></text:p>
      <text:p text:style-name="Standard"><text:tab/>glClear(GL_COLOR_BUFFER_BIT);</text:p>
      <text:p text:style-name="Standard"><text:tab/>glColor3f(1.0,0.0,0.0);</text:p>
      <text:p text:style-name="Standard"><text:tab/></text:p>
      <text:p text:style-name="Standard"><text:tab/>glBegin(GL_POINTS);</text:p>
      <text:p text:style-name="Standard"><text:tab/>glVertex2i(x,y);</text:p>
      <text:p text:style-name="Standard"><text:tab/></text:p>
      <text:p text:style-name="Standard"><text:tab/>e=2*dy-dx;</text:p>
      <text:p text:style-name="Standard"><text:tab/></text:p>
      <text:p text:style-name="Standard"><text:tab/>for(i=1;i&lt;=dx;i++)</text:p>
      <text:p text:style-name="Standard"><text:tab/>{</text:p>
      <text:p text:style-name="Standard"><text:tab/><text:tab/>while(e&gt;=0)</text:p>
      <text:p text:style-name="Standard"><text:tab/><text:tab/>{</text:p>
      <text:p text:style-name="Standard"><text:tab/><text:tab/><text:tab/>y=y+1;</text:p>
      <text:p text:style-name="Standard"><text:tab/><text:tab/><text:tab/>e=e-2*dx;</text:p>
      <text:p text:style-name="Standard"><text:tab/><text:tab/>}</text:p>
      <text:p text:style-name="Standard"><text:tab/><text:tab/>x=x+1;</text:p>
      <text:p text:style-name="Standard"><text:tab/><text:tab/>e=e+2*dy;</text:p>
      <text:p text:style-name="Standard"><text:tab/><text:tab/>if(i%5==0)</text:p>
      <text:p text:style-name="Standard"><text:tab/><text:tab/>{</text:p>
      <text:p text:style-name="Standard"><text:tab/><text:tab/>glBegin(GL_POINTS);</text:p>
      <text:p text:style-name="Standard"><text:tab/><text:tab/>glVertex2i(x,y);</text:p>
      <text:p text:style-name="Standard"><text:tab/><text:tab/>}</text:p>
      <text:p text:style-name="Standard"><text:tab/>}</text:p>
      <text:p text:style-name="Standard"><text:tab/>glEnd();</text:p>
      <text:p text:style-name="Standard"><text:tab/>glFlush();</text:p>
      <text:p text:style-name="Standard">}</text:p>
      <text:p text:style-name="Standard"/>
      <text:p text:style-name="Standard">void display()</text:p>
      <text:p text:style-name="Standard">{</text:p>
      <text:p text:style-name="Standard"><text:tab/>cout&lt;&lt;"\nSimple Line\n";</text:p>
      <text:p text:style-name="Standard"><text:tab/>simpleline();</text:p>
      <text:p text:style-name="Standard"><text:tab/>cout&lt;&lt;"\nDotted Line\n";</text:p>
      <text:p text:style-name="Standard"><text:tab/>dottedline();</text:p>
      <text:p text:style-name="Standard"><text:tab/>cout&lt;&lt;"\nDashed Line\n";</text:p>
      <text:p text:style-name="Standard"><text:tab/>dashedline();</text:p>
      <text:p text:style-name="Standard">}</text:p>
      <text:p text:style-name="Standard"/>
      <text:p text:style-name="Standard">void init()</text:p>
      <text:p text:style-name="Standard">{</text:p>
      <text:p text:style-name="Standard"><text:tab/>glClearColor(1.0,1.0,1.0,1.0);</text:p>
      <text:p text:style-name="Standard"><text:tab/>glMatrixMode(GL_PROJECTION);</text:p>
      <text:p text:style-name="Standard"><text:tab/>glLoadIdentity();</text:p>
      <text:p text:style-name="Standard"><text:tab/>gluOrtho2D(-100,100,-100,100);</text:p>
      <text:p text:style-name="Standard">}</text:p>
      <text:p text:style-name="Standard"/>
      <text:p text:style-name="Standard">int main(int argc,char**argv)</text:p>
      <text:p text:style-name="Standard">{</text:p>
      <text:p text:style-name="Standard"><text:tab/>glutInit(&amp;argc,argv);</text:p>
      <text:p text:style-name="Standard"><text:tab/>glutInitDisplayMode(GLUT_SINGLE | GLUT_RGB);</text:p>
      <text:p text:style-name="Standard"><text:soft-page-break/><text:tab/>glutInitWindowSize(500,500);</text:p>
      <text:p text:style-name="Standard"><text:tab/>glutInitWindowPosition(100,100);</text:p>
      <text:p text:style-name="Standard"><text:tab/>glutCreateWindow("Bresenhams");</text:p>
      <text:p text:style-name="Standard"><text:tab/>init();</text:p>
      <text:p text:style-name="Standard"><text:tab/>glutDisplayFunc(display);<text:tab/></text:p>
      <text:p text:style-name="Standard"><text:tab/>glutMainLoop(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3:18:59.699556173</meta:creation-date>
    <dc:date>2024-02-12T13:19:40.903111912</dc:date>
    <meta:editing-duration>PT41S</meta:editing-duration>
    <meta:editing-cycles>1</meta:editing-cycles>
    <meta:document-statistic meta:table-count="0" meta:image-count="0" meta:object-count="0" meta:page-count="4" meta:paragraph-count="156" meta:word-count="179" meta:character-count="1929" meta:non-whitespace-character-count="1715"/>
    <meta:generator>LibreOffice/7.3.7.2$Linux_X86_64 LibreOffice_project/30$Build-2</meta:generator>
  </office:meta>
</office:document-meta>
</file>